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9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1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0pt" fo:font-style="normal" fo:font-weight="bold"/>
    </style:style>
    <style:style style:name="P10" style:family="paragraph">
      <loext:graphic-properties draw:fill="none"/>
      <style:paragraph-properties fo:text-align="center"/>
      <style:text-properties fo:font-size="10pt" fo:font-weight="bold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color="#ffffff" style:text-position="sub 58%" fo:font-size="10pt" fo:font-weight="bold" fo:background-color="transparent" style:font-size-asian="18pt" style:font-size-complex="18pt"/>
    </style:style>
    <style:style style:name="T7" style:family="text">
      <style:text-properties fo:font-size="10pt" fo:font-style="normal" fo:font-weight="bold" style:font-size-asian="18pt" style:font-size-complex="18pt"/>
    </style:style>
    <style:style style:name="T8" style:family="text">
      <style:text-properties style:text-position="sub 58%" fo:font-size="10pt" fo:font-style="normal" fo:font-weight="bold" style:font-size-asian="18pt" style:font-size-complex="18pt"/>
    </style:style>
    <style:style style:name="T9" style:family="text">
      <style:text-properties fo:font-size="10pt" fo:font-style="normal" fo:font-weight="bold"/>
    </style:style>
    <style:style style:name="T10" style:family="text">
      <style:text-properties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Helper vertices</text:span></text:p>
          <text:p text:style-name="P1"><text:span text:style-name="T1"/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  <draw:page draw:name="page10" draw:style-name="dp1" draw:master-page-name="Výchozí">
        <draw:custom-shape draw:style-name="gr9" draw:text-style-name="P3" xml:id="id108" draw:id="id108" draw:layer="layout" svg:width="1cm" svg:height="0.7cm" svg:x="4.103cm" svg:y="4.00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09" draw:id="id109" draw:layer="layout" svg:width="1cm" svg:height="0.7cm" svg:x="9.003cm" svg:y="4.0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0" draw:id="id110" draw:layer="layout" svg:width="1cm" svg:height="0.7cm" svg:x="11.403cm" svg:y="4.003cm">
          <text:p text:style-name="P1"><text:span text:style-name="T1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1" draw:id="id111" draw:layer="layout" svg:width="1cm" svg:height="0.7cm" svg:x="13.303cm" svg:y="4.003cm">
          <text:p text:style-name="P1"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112" draw:id="id112" draw:layer="layout" svg:width="1cm" svg:height="0.7cm" svg:x="18.403cm" svg:y="4.103cm">
          <text:p text:style-name="P1"><text:span text:style-name="T1">n +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4" draw:id="id114" draw:layer="layout" svg:width="1cm" svg:height="0.7cm" svg:x="18.401cm" svg:y="2.101cm">
          <text:p text:style-name="P1"><text:span text:style-name="T2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7" draw:layer="layout" draw:type="curve" svg:x1="5.103cm" svg:y1="4.353cm" svg:x2="9.003cm" svg:y2="4.353cm" draw:start-shape="id108" draw:start-glue-point="10" draw:end-shape="id109" draw:end-glue-point="6" svg:d="M5103 4353h3900" svg:viewBox="0 0 3901 1">
          <text:p text:style-name="P1"><text:span text:style-name="T1"><text:s text:c="5"/></text:span><text:span text:style-name="T1">Last reference edge</text:span></text:p>
          <text:p text:style-name="P1"><text:span text:style-name="T1"/></text:p>
          <text:p text:style-name="P1"><text:span text:style-name="T1"/></text:p>
        </draw:connector>
        <draw:connector draw:style-name="gr11" draw:text-style-name="P5" draw:layer="layout" draw:type="curve" svg:x1="10.003cm" svg:y1="4.353cm" svg:x2="11.403cm" svg:y2="4.353cm" draw:start-shape="id109" draw:start-glue-point="10" draw:end-shape="id110" draw:end-glue-point="6" svg:d="M10003 4353h1400" svg:viewBox="0 0 1401 1">
          <text:p/>
        </draw:connector>
        <draw:connector draw:style-name="gr11" draw:text-style-name="P5" draw:layer="layout" draw:type="curve" svg:x1="12.403cm" svg:y1="4.353cm" svg:x2="13.303cm" svg:y2="4.353cm" draw:start-shape="id110" draw:start-glue-point="10" draw:end-shape="id111" draw:end-glue-point="6" svg:d="M12403 4353h900" svg:viewBox="0 0 901 1">
          <text:p/>
        </draw:connector>
        <draw:connector draw:style-name="gr17" draw:text-style-name="P7" draw:layer="layout" draw:type="curve" svg:x1="14.303cm" svg:y1="4.353cm" svg:x2="18.403cm" svg:y2="4.453cm" draw:start-shape="id111" draw:start-glue-point="10" draw:end-shape="id112" draw:end-glue-point="6" svg:d="M14303 4353c3076 0 1027 100 4100 100" svg:viewBox="0 0 4101 101">
          <text:p text:style-name="P1"><text:span text:style-name="T1">Next reference edge</text:span></text:p>
          <text:p text:style-name="P1"><text:span text:style-name="T1"/></text:p>
          <text:p text:style-name="P1"><text:span text:style-name="T1"/></text:p>
        </draw:connector>
        <draw:custom-shape draw:style-name="gr10" draw:text-style-name="P8" xml:id="id113" draw:id="id113" draw:layer="layout" svg:width="1cm" svg:height="0.7cm" svg:x="4.003cm" svg:y="6.003cm">
          <text:p text:style-name="P1"><text:span text:style-name="T3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7" draw:layer="layout" draw:type="curve" svg:x1="5.003cm" svg:y1="6.353cm" svg:x2="9.503cm" svg:y2="4.703cm" draw:start-shape="id113" draw:start-glue-point="10" draw:end-shape="id109" draw:end-glue-point="8" svg:d="M5003 6353c3000 0 4500-550 4500-1650" svg:viewBox="0 0 4501 1651">
          <text:p text:style-name="P1"><text:span text:style-name="T1"/></text:p>
          <text:p text:style-name="P1"><text:span text:style-name="T1">Input edge (I</text:span><text:span text:style-name="T5">1</text:span><text:span text:style-name="T1">)</text:span></text:p>
        </draw:connector>
        <draw:connector draw:style-name="gr18" draw:text-style-name="P7" draw:layer="layout" draw:type="curve" svg:x1="13.803cm" svg:y1="4.003cm" svg:x2="18.401cm" svg:y2="2.451cm" draw:start-shape="id111" draw:start-glue-point="4" draw:end-shape="id114" draw:end-glue-point="6" svg:d="M13803 4003c0-1035 1532-1552 4598-1552" svg:viewBox="0 0 4599 1553">
          <text:p text:style-name="P1"><text:span text:style-name="T1">Output edge (O</text:span><text:span text:style-name="T5">1</text:span><text:span text:style-name="T1">)</text:span></text:p>
        </draw:connector>
        <draw:connector draw:style-name="gr19" draw:text-style-name="P5" draw:layer="layout" draw:type="curve" svg:x1="4.857cm" svg:y1="6.105cm" svg:x2="18.547cm" svg:y2="2.203cm" draw:start-shape="id113" draw:start-glue-point="11" draw:end-shape="id114" draw:end-glue-point="5" svg:d="M4857 6105c0-6757 13690-4806 13690-3902" svg:viewBox="0 0 13691 4874">
          <text:p text:style-name="P1"><text:span text:style-name="T1">Connecting edge (c</text:span><text:span text:style-name="T5">1</text:span><text:span text:style-name="T1">)</text:span></text:p>
          <text:p text:style-name="P1"><text:span text:style-name="T1"/></text:p>
          <text:p text:style-name="P1"><text:span text:style-name="T1"/></text:p>
          <text:p text:style-name="P1"/>
          <text:p text:style-name="P1"/>
          <text:p text:style-name="P1"/>
          <text:p text:style-name="P1"/>
          <text:p text:style-name="P1"/>
        </draw:connector>
        <draw:connector draw:style-name="gr7" draw:text-style-name="P5" draw:layer="layout" draw:type="curve" svg:x1="3.179cm" svg:y1="6.375cm" svg:x2="4.003cm" svg:y2="6.353cm" draw:end-shape="id113" draw:end-glue-point="6" svg:d="M3179 6375c243 0-169-22 824-22" svg:viewBox="0 0 825 23">
          <text:p/>
        </draw:connector>
        <draw:connector draw:style-name="gr7" draw:text-style-name="P5" draw:layer="layout" draw:type="curve" svg:x1="19.401cm" svg:y1="2.451cm" svg:x2="20.082cm" svg:y2="2.517cm" draw:start-shape="id114" draw:start-glue-point="10" svg:d="M19401 2451c888 0 548 66 681 66" svg:viewBox="0 0 682 67">
          <text:p/>
        </draw:connector>
      </draw:page>
      <draw:page draw:name="page11" draw:style-name="dp1" draw:master-page-name="Výchozí">
        <draw:connector draw:style-name="gr20" draw:text-style-name="P5" draw:layer="layout" draw:type="curve" svg:x1="2.405cm" svg:y1="8.005cm" svg:x2="11.307cm" svg:y2="4.707cm" draw:start-shape="id115" draw:start-glue-point="4" draw:end-shape="id116" draw:end-glue-point="8" svg:d="M2405 8005c0-2472 8902-823 8902-3298" svg:viewBox="0 0 8903 3299">
          <text:p/>
        </draw:connector>
        <draw:connector draw:style-name="gr20" draw:text-style-name="P5" draw:layer="layout" draw:type="curve" svg:x1="2.405cm" svg:y1="4.705cm" svg:x2="11.307cm" svg:y2="8.007cm" draw:start-shape="id117" draw:start-glue-point="8" draw:end-shape="id118" draw:end-glue-point="4" svg:d="M2405 4705c0 2478 8902 827 8902 3302" svg:viewBox="0 0 8903 3303">
          <text:p/>
        </draw:connector>
        <draw:custom-shape draw:style-name="gr10" draw:text-style-name="P8" xml:id="id119" draw:id="id119" draw:layer="layout" svg:width="1cm" svg:height="0.7cm" svg:x="4.004cm" svg:y="6.004cm">
          <text:p text:style-name="P1"><text:span text:style-name="T3">R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1" draw:id="id121" draw:layer="layout" svg:width="1cm" svg:height="0.7cm" svg:x="6.405cm" svg:y="6.005cm">
          <text:p text:style-name="P1"><text:span text:style-name="T3">. . 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2" draw:id="id122" draw:layer="layout" svg:width="1cm" svg:height="0.7cm" svg:x="8.805cm" svg:y="6.005cm">
          <text:p text:style-name="P1"><text:span text:style-name="T3">R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0" draw:id="id120" draw:layer="layout" svg:width="1cm" svg:height="0.7cm" svg:x="1.905cm" svg:y="6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7" draw:id="id117" draw:layer="layout" svg:width="1cm" svg:height="0.7cm" svg:x="1.905cm" svg:y="4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5" draw:id="id115" draw:layer="layout" svg:width="1cm" svg:height="0.7cm" svg:x="1.905cm" svg:y="8.005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23" draw:id="id123" draw:layer="layout" svg:width="1cm" svg:height="0.7cm" svg:x="10.806cm" svg:y="6.006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8" draw:id="id118" draw:layer="layout" svg:width="1cm" svg:height="0.7cm" svg:x="10.807cm" svg:y="8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8" xml:id="id116" draw:id="id116" draw:layer="layout" svg:width="1cm" svg:height="0.7cm" svg:x="10.807cm" svg:y="4.007cm"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9" draw:layer="layout" draw:type="curve" svg:x1="2.759cm" svg:y1="4.603cm" svg:x2="4.504cm" svg:y2="6.004cm" draw:start-shape="id117" draw:start-glue-point="9" draw:end-shape="id119" draw:end-glue-point="4" svg:d="M2759 4603c0 1128 1745 428 1745 1401" svg:viewBox="0 0 1746 1402">
          <text:p text:style-name="P1"><text:span text:style-name="T7">I</text:span><text:span text:style-name="T8">1</text:span></text:p>
          <text:p text:style-name="P1"><text:span text:style-name="T9"/></text:p>
          <text:p text:style-name="P1"><text:span text:style-name="T9"/></text:p>
        </draw:connector>
        <draw:connector draw:style-name="gr18" draw:text-style-name="P7" draw:layer="layout" draw:type="curve" svg:x1="2.905cm" svg:y1="6.355cm" svg:x2="4.004cm" svg:y2="6.354cm" draw:start-shape="id120" draw:start-glue-point="10" draw:end-shape="id119" draw:end-glue-point="6" svg:d="M2905 6355c825 0 276-1 1099-1" svg:viewBox="0 0 1100 2">
          <text:p text:style-name="P1"><text:span text:style-name="T1"/></text:p>
          <text:p text:style-name="P1"><text:span text:style-name="T1">. . .</text:span></text:p>
        </draw:connector>
        <draw:connector draw:style-name="gr18" draw:text-style-name="P7" draw:layer="layout" draw:type="curve" svg:x1="2.759cm" svg:y1="8.107cm" svg:x2="4.504cm" svg:y2="6.704cm" draw:start-shape="id115" draw:start-glue-point="11" draw:end-shape="id119" draw:end-glue-point="8" svg:d="M2759 8107c0-1128 1745-427 1745-1403" svg:viewBox="0 0 1746 1404">
          <text:p text:style-name="P1"><text:span text:style-name="T1"/></text:p>
          <text:p text:style-name="P1"><text:span text:style-name="T1"/></text:p>
          <text:p text:style-name="P1"><text:span text:style-name="T1">I</text:span><text:span text:style-name="T5">k</text:span></text:p>
        </draw:connector>
        <draw:connector draw:style-name="gr7" draw:text-style-name="P5" draw:layer="layout" draw:type="curve" svg:x1="5.004cm" svg:y1="6.354cm" svg:x2="6.405cm" svg:y2="6.355cm" draw:start-shape="id119" draw:start-glue-point="10" draw:end-shape="id121" draw:end-glue-point="6" svg:d="M5004 6354c1051 0 351 1 1401 1" svg:viewBox="0 0 1402 2">
          <text:p/>
        </draw:connector>
        <draw:connector draw:style-name="gr7" draw:text-style-name="P5" draw:layer="layout" draw:type="curve" svg:x1="7.405cm" svg:y1="6.355cm" svg:x2="8.805cm" svg:y2="6.355cm" draw:start-shape="id121" draw:start-glue-point="10" draw:end-shape="id122" draw:end-glue-point="6" svg:d="M7405 6355h1400" svg:viewBox="0 0 1401 1">
          <text:p/>
        </draw:connector>
        <draw:connector draw:style-name="gr18" draw:text-style-name="P7" draw:layer="layout" draw:type="curve" svg:x1="9.305cm" svg:y1="6.005cm" svg:x2="10.953cm" svg:y2="4.605cm" draw:start-shape="id122" draw:start-glue-point="4" draw:end-shape="id116" draw:end-glue-point="7" svg:d="M9305 6005c0-972 1648-272 1648-1400" svg:viewBox="0 0 1649 1401">
          <text:p text:style-name="P1"><text:span text:style-name="T1">O</text:span><text:span text:style-name="T5">1</text:span></text:p>
          <text:p text:style-name="P1"><text:span text:style-name="T5"/></text:p>
        </draw:connector>
        <draw:connector draw:style-name="gr18" draw:text-style-name="P10" draw:layer="layout" draw:type="curve" svg:x1="9.305cm" svg:y1="6.705cm" svg:x2="10.953cm" svg:y2="8.109cm" draw:start-shape="id122" draw:start-glue-point="8" draw:end-shape="id118" draw:end-glue-point="5" svg:d="M9305 6705c0 978 1648 276 1648 1404" svg:viewBox="0 0 1649 1405">
          <text:p text:style-name="P1"><text:span text:style-name="T10"/></text:p>
          <text:p text:style-name="P1"><text:span text:style-name="T10">O</text:span><text:span text:style-name="T5">l</text:span></text:p>
        </draw:connector>
        <draw:connector draw:style-name="gr18" draw:text-style-name="P7" draw:layer="layout" draw:type="curve" svg:x1="9.805cm" svg:y1="6.355cm" svg:x2="10.806cm" svg:y2="6.356cm" draw:start-shape="id122" draw:start-glue-point="10" draw:end-shape="id123" draw:end-glue-point="6" svg:d="M9805 6355c751 0 251 1 1001 1" svg:viewBox="0 0 1002 2">
          <text:p text:style-name="P1"><text:span text:style-name="T1"/></text:p>
          <text:p text:style-name="P1"><text:span text:style-name="T1">. . .</text:span></text:p>
        </draw:connector>
        <draw:connector draw:style-name="gr19" draw:text-style-name="P10" draw:layer="layout" draw:type="curve" svg:x1="2.905cm" svg:y1="4.355cm" svg:x2="10.807cm" svg:y2="4.357cm" draw:start-shape="id117" draw:start-glue-point="10" draw:end-shape="id116" draw:end-glue-point="6" svg:d="M2905 4355c5928 0 1977 2 7902 2" svg:viewBox="0 0 7903 3">
          <text:p text:style-name="P1"><text:span text:style-name="T10">C</text:span><text:span text:style-name="T5">1,1</text:span></text:p>
          <text:p text:style-name="P1"><text:span text:style-name="T5"/></text:p>
        </draw:connector>
        <draw:connector draw:style-name="gr19" draw:text-style-name="P5" draw:layer="layout" draw:type="curve" svg:x1="2.905cm" svg:y1="8.355cm" svg:x2="10.807cm" svg:y2="8.357cm" draw:start-shape="id115" draw:start-glue-point="10" draw:end-shape="id118" draw:end-glue-point="6" svg:d="M2905 8355c5928 0 1977 2 7902 2" svg:viewBox="0 0 7903 3">
          <text:p text:style-name="P1"><text:span text:style-name="T10"/></text:p>
          <text:p text:style-name="P1"><text:span text:style-name="T10"/></text:p>
          <text:p text:style-name="P1"><text:span text:style-name="T10"/></text:p>
          <text:p text:style-name="P1"><text:span text:style-name="T10">C</text:span><text:span text:style-name="T5">l,k</text:span></text:p>
          <text:p text:style-name="P1"><text:span text:style-name="T5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6-26T10:57:31.806000000</dc:date>
    <meta:editing-duration>PT2H44M36S</meta:editing-duration>
    <meta:editing-cycles>69</meta:editing-cycles>
    <meta:document-statistic meta:object-count="275"/>
  </office:meta>
</office:document-meta>
</file>